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4.1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hc_k</text:p>
          </table:table-cell>
          <table:table-cell office:value-type="string" calcext:value-type="string">
            <text:p>hc_o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1.4, 13.2]</text:p>
          </table:table-cell>
          <table:table-cell office:value-type="string" calcext:value-type="string">
            <text:p>(0, 8.326]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13.2, 15.0]</text:p>
          </table:table-cell>
          <table:table-cell office:value-type="string" calcext:value-type="string">
            <text:p>(106.804, 116.652]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(15.0, 16.8]</text:p>
          </table:table-cell>
          <table:table-cell office:value-type="string" calcext:value-type="string">
            <text:p>(116.652, 126.5]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(16.8, 18.6]</text:p>
          </table:table-cell>
          <table:table-cell office:value-type="string" calcext:value-type="string">
            <text:p>(126.5, 136.348]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18.6, 20.4]</text:p>
          </table:table-cell>
          <table:table-cell office:value-type="string" calcext:value-type="string">
            <text:p>(136.348, 146.196]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20.4, 22.2]</text:p>
          </table:table-cell>
          <table:table-cell office:value-type="string" calcext:value-type="string">
            <text:p>(146.196, 156.043]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22.2, 24.0]</text:p>
          </table:table-cell>
          <table:table-cell office:value-type="string" calcext:value-type="string">
            <text:p>(156.043, 165.891]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24.0, 25.8]</text:p>
          </table:table-cell>
          <table:table-cell office:value-type="string" calcext:value-type="string">
            <text:p>(165.891, 175.739]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25.8, 27.6]</text:p>
          </table:table-cell>
          <table:table-cell office:value-type="string" calcext:value-type="string">
            <text:p>(175.739, 185.587]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27.6, 29.4]</text:p>
          </table:table-cell>
          <table:table-cell office:value-type="string" calcext:value-type="string">
            <text:p>(18.174, 28.022]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29.4, 31.2]</text:p>
          </table:table-cell>
          <table:table-cell office:value-type="string" calcext:value-type="string">
            <text:p>(185.587, 195.435]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(31.2, 33.0]</text:p>
          </table:table-cell>
          <table:table-cell office:value-type="string" calcext:value-type="string">
            <text:p>(195.435, 205.283]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33.0, 34.8]</text:p>
          </table:table-cell>
          <table:table-cell office:value-type="string" calcext:value-type="string">
            <text:p>(205.283, 215.13]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(34.8, 36.6]</text:p>
          </table:table-cell>
          <table:table-cell office:value-type="string" calcext:value-type="string">
            <text:p>(215.13, 224.978]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(36.6, 38.4]</text:p>
          </table:table-cell>
          <table:table-cell office:value-type="string" calcext:value-type="string">
            <text:p>(224.978, 234.826]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(38.4, 40.2]</text:p>
          </table:table-cell>
          <table:table-cell office:value-type="string" calcext:value-type="string">
            <text:p>(234.826, 244.674]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(4.2, 6.0]</text:p>
          </table:table-cell>
          <table:table-cell office:value-type="string" calcext:value-type="string">
            <text:p>(244.674, 254.522]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(40.2, 42.0]</text:p>
          </table:table-cell>
          <table:table-cell office:value-type="string" calcext:value-type="string">
            <text:p>(28.022, 37.87]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(42.0, 43.8]</text:p>
          </table:table-cell>
          <table:table-cell office:value-type="string" calcext:value-type="string">
            <text:p>(37.87, 47.717]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(43.8, 45.6]</text:p>
          </table:table-cell>
          <table:table-cell office:value-type="string" calcext:value-type="string">
            <text:p>(47.717, 57.565]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(45.6, 47.4]</text:p>
          </table:table-cell>
          <table:table-cell office:value-type="string" calcext:value-type="string">
            <text:p>(57.565, 67.413]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(47.4, 49.2]</text:p>
          </table:table-cell>
          <table:table-cell office:value-type="string" calcext:value-type="string">
            <text:p>(67.413, 77.261]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(49.2, 51.0]</text:p>
          </table:table-cell>
          <table:table-cell office:value-type="string" calcext:value-type="string">
            <text:p>(77.261, 87.109]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(51.0, 52.8]</text:p>
          </table:table-cell>
          <table:table-cell office:value-type="string" calcext:value-type="string">
            <text:p>(8.326, 18.174]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(52.8, 54.6]</text:p>
          </table:table-cell>
          <table:table-cell office:value-type="string" calcext:value-type="string">
            <text:p>(87.109, 96.957]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(54.6, 56.4]</text:p>
          </table:table-cell>
          <table:table-cell office:value-type="string" calcext:value-type="string">
            <text:p>(96.957, 106.804]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(56.4, 58.2]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(58.2, 60.0]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(60.0, 61.8]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(61.8, 63.6]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(63.6, 65.4]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(65.4, 67.2]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(67.2, 69.0]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(69.0, 70.8]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(7.8, 9.6]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(70.8, 72.6]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(72.6, 74.4]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(74.4, 76.2]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(76.2, 78.0]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(9.6, 11.4]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C2:Sheet1.C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1">00/00/0000</text:date>, <text:time style:data-style-name="N2" text:time-value="14:09:05.1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21T14:10:23.538000000</dc:date>
    <meta:editing-duration>PT2M50S</meta:editing-duration>
    <meta:editing-cycles>4</meta:editing-cycles>
    <meta:generator>LibreOffice/7.3.2.2$Windows_X86_64 LibreOffice_project/49f2b1bff42cfccbd8f788c8dc32c1c309559be0</meta:generator>
    <meta:document-statistic meta:table-count="1" meta:cell-count="108" meta:object-count="0"/>
  </office:meta>
</office:document-meta>
</file>